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</office:automatic-styles>
  <office:body>
    <office:text>
      <text:p text:style-name="P1"><text:span text:style-name="T1">Projektisuunitelma: Tetris</text:span></text:p>
      <text:p text:style-name="P1"><text:span text:style-name="T2"/></text:p>
      <text:p text:style-name="P1"><text:span text:style-name="T3">aihe: Tetris peli siten että se on mahdollisimman laajennettava, eli että halutessaan peliä voidaan pelata erikokoisilla kentillä ja uusia nappuloita, joita ei yleensä ole Tetriksessä, voi tehdä lisää helposti.</text:span></text:p>
      <text:p text:style-name="P1"><text:span text:style-name="T4"/></text:p>
      <text:p text:style-name="P1"><text:span text:style-name="T5">Toiminnallisuus:</text:span></text:p>
      <text:p text:style-name="P1"><text:span text:style-name="T6"/></text:p>
      <text:list text:style-name="L2">
        <text:list-item>
          <text:p text:style-name="P2"><text:span text:style-name="T7">pelaaja: pelaa peli, siirrä nappulaa oikealle, vasemmalle, alas tai pyöritä nappulaa</text:span></text:p>
        </text:list-item>
        <text:list-item>
          <text:p text:style-name="P2"><text:span text:style-name="T7">ylläpitäjä: helppo lisätä uusi nappula peliin, täytyy vain määritellä kyseiselle nappullalle oma luokka ja miten se pyörii kun ”pyöri” toimintoa painetaan</text:span></text:p>
        </text:list-item>
      </text:list>
      <text:p text:style-name="P3"><text:span text:style-name="T8"/></text:p>
      <text:p text:style-name="P3"><text:span text:style-name="T9">Luokkarakene:</text:span></text:p>
      <text:p text:style-name="P3"><text:span text:style-name="T10"/></text:p>
      <text:p text:style-name="P3"><text:span text:style-name="T11">Ohessa lista alustavista luokista joita tarvitaan Tetriksessä sekä karkea kuvaus luokalta edellytettävästä toiminnallisuudesta.</text:span></text:p>
      <text:p text:style-name="P3"><text:span text:style-name="T12"/></text:p>
      <text:p text:style-name="P3"><text:span text:style-name="T13">Luokka: Pelilauta</text:span></text:p>
      <text:p text:style-name="P3"><text:span text:style-name="T13"><text:s/></text:span></text:p>
      <text:list text:style-name="L4">
        <text:list-item>
          <text:p text:style-name="P4"><text:span text:style-name="T13">luo annetuilla parametreilla Nappula taulukon joka toimii pelilautana</text:span></text:p>
        </text:list-item>
        <text:list-item>
          <text:p text:style-name="P4"><text:span text:style-name="T13">pelilauta komentaa nappulaa siirtymään oikealle, vasemmalle, alas. Pelilauta myös tutkii onko kyseinen siirto mahdollista. Näissä operaatioissa pelilauta käyttää apunaan myös nappulan ja palasen metodeja.</text:span></text:p>
        </text:list-item>
        <text:list-item>
          <text:p text:style-name="P4"><text:span text:style-name="T13">Pelilauta muuttaa ei-aktiivisen nappulan nappulakasaksi</text:span></text:p>
        </text:list-item>
        <text:list-item>
          <text:p text:style-name="P4"><text:span text:style-name="T13">Pelilauta käskee nextiä ottamaan uusi seuraava nappula ja antamaan nyt nextissä oleva nappula pelilaudalle.</text:span></text:p>
        </text:list-item>
        <text:list-item>
          <text:p text:style-name="P4"><text:span text:style-name="T13">Pelilaudalla on pistetilanne, rivien määrä ja vaikuestaso</text:span></text:p>
        </text:list-item>
        <text:list-item>
          <text:p text:style-name="P4"><text:span text:style-name="T13">pelilauta tutkii onko peli ohi</text:span></text:p>
        </text:list-item>
        <text:list-item>
          <text:p text:style-name="P4"><text:span text:style-name="T13">pelilauta tutkii onko rysäytettävää pelilaudalla</text:span></text:p>
        </text:list-item>
        <text:list-item>
          <text:p text:style-name="P4"><text:span text:style-name="T13">jos rysäytettävää on pelilauta rysäyttää möykkyä pienemmäksi</text:span></text:p>
        </text:list-item>
      </text:list>
      <text:p text:style-name="P5"><text:span text:style-name="T14"/></text:p>
      <text:p text:style-name="P5"><text:span text:style-name="T15">Luokka: Nappula</text:span></text:p>
      <text:p text:style-name="P5"><text:span text:style-name="T16"/></text:p>
      <text:list text:style-name="L6">
        <text:list-item>
          <text:p text:style-name="P6"><text:span text:style-name="T17">abstrakti yli-luokka kaikille pelinappuloille</text:span></text:p>
        </text:list-item>
        <text:list-item>
          <text:p text:style-name="P6"><text:span text:style-name="T17">tutkii onko nappula elossa</text:span></text:p>
        </text:list-item>
        <text:list-item>
          <text:p text:style-name="P6"><text:span text:style-name="T17">liikuttaa nappulan koordinaatteja oikealle, alas, vasemmalle</text:span></text:p>
        </text:list-item>
        <text:list-item>
          <text:p text:style-name="P6"><text:span text:style-name="T17">muuttaa koordinaatteja</text:span></text:p>
        </text:list-item>
        <text:list-item>
          <text:p text:style-name="P6"><text:span text:style-name="T17">kaikki oheiset metodit ovat samoja kaikille nappuloille</text:span></text:p>
        </text:list-item>
        <text:list-item>
          <text:p text:style-name="P6"><text:span text:style-name="T17">muuttaa ekan neljän palasen tietoja =&gt; jos palasia enemmän/vähemmän ne pitää ottaa huomioon aliluokassa. Default nappulan koko siis 4, niin kuin oikeassa Tetriksessä, mutta mikään ei estä ohjelmoimasta erikokoisia nappuloita</text:span></text:p>
        </text:list-item>
        <text:list-item>
          <text:p text:style-name="P6"><text:span text:style-name="T17">Aliluokassa tulee sitten määritellä miten nappula pyörii, tämä on ainoa toiminnallisuus mikä on eri jokaiselle nappulalle ja täten tämä metodi tullaan jättämään abstraktiksi.</text:span></text:p>
        </text:list-item>
      </text:list>
      <text:p text:style-name="P7"><text:span text:style-name="T17"/></text:p>
      <text:p text:style-name="P7"><text:span text:style-name="T17">Luokka: Nelio</text:span></text:p>
      <text:p text:style-name="P7"><text:span text:style-name="T17">Luokka: Sininen</text:span></text:p>
      <text:p text:style-name="P7"><text:span text:style-name="T17">Luokka: Vihrea</text:span></text:p>
      <text:p text:style-name="P7"><text:span text:style-name="T17">Luokka:SininenL</text:span></text:p>
      <text:p text:style-name="P7"><text:span text:style-name="T17">Luokka:VaaleanpunainenL</text:span></text:p>
      <text:p text:style-name="P7"><text:span text:style-name="T17">Luokka: Nelio</text:span></text:p>
      <text:p text:style-name="P7"><text:span text:style-name="T17">Luokka: Puikula</text:span></text:p>
      <text:list text:style-name="L8">
        <text:list-item>
          <text:p text:style-name="P8"><text:span text:style-name="T17">Eri nappulat tässä pelissä</text:span></text:p>
        </text:list-item>
        <text:list-item>
          <text:p text:style-name="P8"><text:span text:style-name="T17">Joka nappulalle on oma pyörähdysmetodinsa</text:span></text:p>
        </text:list-item>
      </text:list>
      <text:p text:style-name="P9"><text:span text:style-name="T18"/></text:p>
      <text:p text:style-name="P9"><text:span text:style-name="T19">Luokka: Palanen</text:span></text:p>
      <text:p text:style-name="P9"><text:span text:style-name="T19"><text:s/></text:span></text:p>
      <text:list text:style-name="L10">
        <text:list-item>
          <text:p text:style-name="P10"><text:span text:style-name="T19">Yliluokka TetrisPalaselle ja ReunaPalaselle</text:span></text:p>
        </text:list-item>
        <text:list-item>
          <text:p text:style-name="P10"><text:span text:style-name="T19">nappula koostuu 1-* palasesta. Perus Tetriksessä jokaisella nappulalla on neljä palasta. Tässä niitä voi periaatteessa olla enemmänkin.</text:span></text:p>
        </text:list-item>
        <text:list-item>
          <text:p text:style-name="P10"><text:span text:style-name="T19">Palasella on koordinaatit pelilaudalla</text:span></text:p>
        </text:list-item>
      </text:list>
      <text:p text:style-name="P11"><text:span text:style-name="T19"/></text:p>
      <text:p text:style-name="P11"><text:span text:style-name="T19">Luokka:TetrisPalanen</text:span></text:p>
      <text:list text:style-name="L12">
        <text:list-item>
          <text:p text:style-name="P12"><text:span text:style-name="T20">nappula koostuu 1-* tetrispalasesta. Perus Tetriksessä jokaisella nappulalla on neljä palasta. Tässä niitä voi periaatteessa olla enemmänkin.</text:span></text:p>
        </text:list-item>
      </text:list>
      <text:p text:style-name="P13"><text:span text:style-name="T20"/></text:p>
      <text:p text:style-name="P14"><text:span text:style-name="T21">Luokka: ReunaPalanen</text:span></text:p>
      <text:list text:style-name="L15">
        <text:list-item>
          <text:p text:style-name="P15"><text:span text:style-name="T21">Tetriksen reuna jota nappula ei saa ylittää</text:span></text:p>
        </text:list-item>
      </text:list>
      <text:p text:style-name="P16"><text:span text:style-name="T22"/></text:p>
      <text:p text:style-name="P17"><text:span text:style-name="T23">Luokka: Nappulakasa</text:span></text:p>
      <text:p text:style-name="P17"><text:span text:style-name="T23"><text:s text:c="5"/></text:span></text:p>
      <text:list text:style-name="L18">
        <text:list-item>
          <text:p text:style-name="P18"><text:span text:style-name="T24">Nappulakasa</text:span><text:span text:style-name="T25">ovat ne edelliset nappulat jotka ovat muuttuneet ohjaamattomiksi.</text:span></text:p>
        </text:list-item>
        <text:list-item>
          <text:p text:style-name="P18"><text:span text:style-name="T26">Nappulakasa<text:s/></text:span><text:span text:style-name="T27">lisää nappulan palaset itseensä</text:span></text:p>
        </text:list-item>
        <text:list-item>
          <text:p text:style-name="P18"><text:span text:style-name="T28">Nappulakasa<text:s/></text:span><text:span text:style-name="T29">voi tiputtaa annettuja rivejä itseään jos pelilauta niin käskee</text:span></text:p>
        </text:list-item>
      </text:list>
      <text:p text:style-name="P19"><text:span text:style-name="T30"/></text:p>
      <text:p text:style-name="P19"><text:span text:style-name="T31">Luokka: Kontrolli</text:span></text:p>
      <text:p text:style-name="P19"><text:span text:style-name="T31"><text:s/></text:span></text:p>
      <text:list text:style-name="L20">
        <text:list-item>
          <text:p text:style-name="P20"><text:span text:style-name="T31">Tänne tulee pelin kulku logiikka, pisteiden kertyminen jne.</text:span></text:p>
        </text:list-item>
        <text:list-item>
          <text:p text:style-name="P20"><text:span text:style-name="T31">Kontrolli siis käskyttää pelilautaa mitä sen pitää tehdä</text:span></text:p>
        </text:list-item>
        <text:list-item>
          <text:p text:style-name="P20"><text:span text:style-name="T31">Pelilooppi on tässä luokassa</text:span></text:p>
        </text:list-item>
        <text:list-item>
          <text:p text:style-name="P20"><text:span text:style-name="T31">Kontrolli käyttää Kelloa käskyttämiseen</text:span></text:p>
        </text:list-item>
      </text:list>
      <text:p text:style-name="P21"><text:span text:style-name="T32"/></text:p>
      <text:p text:style-name="P21"><text:span text:style-name="T33">Luokka: Next</text:span></text:p>
      <text:p text:style-name="P21"><text:span text:style-name="T34"/></text:p>
      <text:list text:style-name="L22">
        <text:list-item>
          <text:p text:style-name="P22"><text:span text:style-name="T35">Nappula-taulukko joka kertoo mikä nappula on seuraavaksi tulossa</text:span></text:p>
        </text:list-item>
      </text:list>
      <text:p text:style-name="P23"><text:span text:style-name="T36"/></text:p>
      <text:p text:style-name="P23"><text:span text:style-name="T37">Luokka: Kello</text:span></text:p>
      <text:p text:style-name="P23"><text:span text:style-name="T38"/></text:p>
      <text:list text:style-name="L24">
        <text:list-item>
          <text:p text:style-name="P24"><text:span text:style-name="T39">kertoo kauanko on aikaa kunnes nappulaa taas tiputetaan pelilaudalla</text:span></text:p>
        </text:list-item>
      </text:list>
      <text:p text:style-name="P25"><text:span text:style-name="T40"/></text:p>
      <text:p text:style-name="P25"><text:span text:style-name="T40"/></text:p>
      <text:p text:style-name="P25"><text:span text:style-name="T40">Luokkakaavio:</text:span></text:p>
      <text:p text:style-name="P25"><text:span text:style-name="T40"/></text:p>
      <text:p text:style-name="P25"><text:span text:style-name="T40"/></text:p>
      <text:p text:style-name="P25"><draw:frame text:anchor-type="as-char" svg:width="183.89mm" svg:height="106.63mm" style:rel-width="scale" style:rel-height="scale"><draw:object-ole xlink:href="OleObj1"/><draw:image xlink:href="ObjectReplacements/OleObj1"/></draw:frame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6"><text:span text:style-name="T41"><text:s text:c="2"/></text:span></text:p>
      <text:p text:style-name="P26"><text:span text:style-name="T4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